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5600000300030EDE7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auto-grow-height="true" fo:min-height="13.85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draw:frame draw:style-name="gr1" draw:text-style-name="P1" draw:layer="layout" svg:width="27.999cm" svg:height="15.741cm" svg:x="0.111cm" svg:y="2.67cm">
          <draw:image xlink:href="Pictures/100000000000055600000300030EDE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gel Sanz</meta:initial-creator>
    <meta:creation-date>2015-04-19T06:18:32.55</meta:creation-date>
    <meta:editing-duration>PT2M42S</meta:editing-duration>
    <meta:editing-cycles>3</meta:editing-cycles>
    <dc:date>2015-05-04T20:30:50.94</dc:date>
    <meta:generator>OpenOffice/4.1.1$Win32 OpenOffice.org_project/411m6$Build-9775</meta:generator>
    <meta:document-statistic meta:object-count="26"/>
  </office:meta>
</office:document-meta>
</file>